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106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border="0.74pt dotted #000000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74pt dotted #000000"/>
      <style:paragraph-properties fo:text-align="start" fo:margin-left="0mm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background-color="#dddddd" style:text-align-source="fix" style:repeat-content="false" fo:border="0.74pt dotted #000000"/>
      <style:paragraph-properties fo:text-align="start" fo:margin-left="0mm"/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Green Pil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ce4"/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B3F-1000</text:p>
          </table:table-cell>
          <table:table-cell table:style-name="ce6" office:value-type="string" calcext:value-type="string">
            <text:p>SW_Push</text:p>
          </table:table-cell>
          <table:table-cell table:style-name="ce6" office:value-type="string" calcext:value-type="string">
            <text:p>Button_Switch_THT:SW_PUSH_6mm_H4.3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0uF</text:p>
          </table:table-cell>
          <table:table-cell table:style-name="ce7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20uF</text:p>
          </table:table-cell>
          <table:table-cell table:style-name="ce6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20pF</text:p>
          </table:table-cell>
          <table:table-cell table:style-name="ce7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20pF</text:p>
          </table:table-cell>
          <table:table-cell table:style-name="ce6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00uF</text:p>
          </table:table-cell>
          <table:table-cell table:style-name="ce7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20pF</text:p>
          </table:table-cell>
          <table:table-cell table:style-name="ce6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20pF</text:p>
          </table:table-cell>
          <table:table-cell table:style-name="ce7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100uF</text:p>
          </table:table-cell>
          <table:table-cell table:style-name="ce6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LED_PC13</text:p>
          </table:table-cell>
          <table:table-cell table:style-name="ce7" office:value-type="string" calcext:value-type="string">
            <text:p>LED_THT:LED_D3.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_PWR</text:p>
          </table:table-cell>
          <table:table-cell table:style-name="ce6" office:value-type="string" calcext:value-type="string">
            <text:p>LED_THT:LED_D3.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10103594-0001LF</text:p>
          </table:table-cell>
          <table:table-cell table:style-name="ce7" office:value-type="string" calcext:value-type="string">
            <text:p>digikey-footprints:USB_Micro_B_Female_10103594-0001LF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68000-220HLF</text:p>
          </table:table-cell>
          <table:table-cell table:style-name="ce6" office:value-type="string" calcext:value-type="string">
            <text:p>Connector_PinSocket_2.54mm:PinSocket_1x20_P2.54mm_Vertic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3</text:p>
          </table:table-cell>
          <table:table-cell table:style-name="ce7" office:value-type="float" office:value="22232041" calcext:value-type="float">
            <text:p>22232041</text:p>
          </table:table-cell>
          <table:table-cell table:style-name="ce7" office:value-type="string" calcext:value-type="string">
            <text:p>digikey-footprints:PinHeader_1x4_P2.54mm_Drill1.02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M20-9980345</text:p>
          </table:table-cell>
          <table:table-cell table:style-name="ce6" office:value-type="string" calcext:value-type="string">
            <text:p>Connector_PinHeader_2.54mm:PinHeader_2x03_P2.54mm_Vertic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68000-220HLF</text:p>
          </table:table-cell>
          <table:table-cell table:style-name="ce7" office:value-type="string" calcext:value-type="string">
            <text:p>Connector_PinSocket_2.54mm:PinSocket_1x20_P2.54mm_Vertic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20R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20R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4</text:p>
          </table:table-cell>
          <table:table-cell table:style-name="ce7" office:value-type="string" calcext:value-type="string">
            <text:p>510R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510R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1MEGA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8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STM32F103C8Tx</text:p>
          </table:table-cell>
          <table:table-cell table:style-name="ce7" office:value-type="string" calcext:value-type="string">
            <text:p>Package_QFP:LQFP-48_7x7mm_P0.5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AZ1117-3.3</text:p>
          </table:table-cell>
          <table:table-cell table:style-name="ce6" office:value-type="string" calcext:value-type="string">
            <text:p>Package_TO_SOT_SMD:SOT-22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Y1</text:p>
          </table:table-cell>
          <table:table-cell table:style-name="ce7" office:value-type="string" calcext:value-type="string">
            <text:p>8MHz</text:p>
          </table:table-cell>
          <table:table-cell table:style-name="ce7" office:value-type="string" calcext:value-type="string">
            <text:p>Crystal:Crystal_HC18-U_Vertic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32.768kHz</text:p>
          </table:table-cell>
          <table:table-cell table:style-name="ce6" office:value-type="string" calcext:value-type="string">
            <text:p>Crystal:Crystal_AT310_D3.0mm_L10.0mm_Vertical</text:p>
          </table:table-cell>
          <table:table-cell table:number-columns-repeated="61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20:25:04.2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4T20:29:06.667000000</dc:date>
    <meta:editing-duration>PT10M</meta:editing-duration>
    <meta:editing-cycles>3</meta:editing-cycles>
    <meta:generator>LibreOffice/6.3.2.2$Windows_X86_64 LibreOffice_project/98b30e735bda24bc04ab42594c85f7fd8be07b9c</meta:generator>
    <meta:document-statistic meta:table-count="1" meta:cell-count="90" meta:object-count="0"/>
  </office:meta>
</office:document-meta>
</file>